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Segoe UI Light" svg:font-family="Segoe UI Light" style:font-family-generic="swiss" style:font-pitch="variable" svg:panose-1="2 11 5 2 4 2 4 2 2 3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text-align="center" fo:margin-top="0.2854in" fo:margin-bottom="0.202in"/>
    </style:style>
    <style:style style:name="T2" style:parent-style-name="Policepardéfaut" style:family="text">
      <style:text-properties style:font-name="Segoe UI Light" fo:font-weight="normal" style:font-weight-asian="normal" style:font-weight-complex="normal" fo:color="#333333" fo:font-size="28pt" style:font-size-asian="28pt" style:font-size-complex="28pt" style:text-underline-type="single" style:text-underline-style="solid" style:text-underline-width="auto" style:text-underline-mode="continuous"/>
    </style:style>
    <style:style style:name="P3" style:parent-style-name="Quotations" style:family="paragraph">
      <style:paragraph-properties fo:border-top="none" fo:border-left="0.0069in solid #DDDDDD" fo:border-bottom="none" fo:border-right="none" fo:padding-top="0in" fo:padding-left="0.0138in" fo:padding-bottom="0in" fo:padding-right="0in" style:shadow="none" fo:margin-bottom="0in" fo:margin-left="0in" fo:margin-right="0in">
        <style:tab-stops/>
      </style:paragraph-properties>
      <style:text-properties style:font-name="apple-system, BlinkMacSystemFon" fo:color="#777777"/>
    </style:style>
    <style:style style:name="P4" style:parent-style-name="Titre2" style:family="paragraph">
      <style:paragraph-properties fo:border-top="none" fo:border-left="none" fo:border-bottom="0.0034in solid #EEEEEE" fo:border-right="none" fo:padding-top="0in" fo:padding-left="0in" fo:padding-bottom="0.0138in" fo:padding-right="0in" style:shadow="none" fo:margin-top="0in" fo:margin-bottom="0in"/>
    </style:style>
    <style:style style:name="T5" style:parent-style-name="Policepardéfaut" style:family="text">
      <style:text-properties style:font-name="apple-system, BlinkMacSystemFon" fo:color="#333333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apple-system, BlinkMacSystemFon" fo:color="#333333" fo:font-size="12pt" style:font-size-asian="12pt" style:font-size-complex="12pt"/>
    </style:style>
    <style:style style:name="T7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T8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P9" style:parent-style-name="Titre2" style:family="paragraph">
      <style:paragraph-properties fo:border-top="none" fo:border-left="none" fo:border-bottom="0.0034in solid #EEEEEE" fo:border-right="none" fo:padding-top="0in" fo:padding-left="0in" fo:padding-bottom="0.0138in" fo:padding-right="0in" style:shadow="none" fo:margin-top="0.002in" fo:margin-bottom="0in"/>
    </style:style>
    <style:style style:name="T10" style:parent-style-name="Policepardéfaut" style:family="text">
      <style:text-properties style:font-name="apple-system, BlinkMacSystemFon" fo:color="#333333" fo:font-size="12pt" style:font-size-asian="12pt" style:font-size-complex="12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="apple-system, BlinkMacSystemFon" fo:color="#333333" fo:font-size="12pt" style:font-size-asian="12pt" style:font-size-complex="12pt"/>
    </style:style>
    <style:style style:name="T12" style:parent-style-name="Policepardéfaut" style:family="text">
      <style:text-properties style:font-name="apple-system, BlinkMacSystemFon" fo:font-weight="normal" style:font-weight-asian="normal" style:font-weight-complex="normal" fo:color="#333333" fo:font-size="12pt" style:font-size-asian="12pt" style:font-size-complex="12pt"/>
    </style:style>
    <style:style style:name="T13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P14" style:parent-style-name="Titre2" style:family="paragraph">
      <style:paragraph-properties fo:border-top="none" fo:border-left="none" fo:border-bottom="0.0034in solid #EEEEEE" fo:border-right="none" fo:padding-top="0in" fo:padding-left="0in" fo:padding-bottom="0.0138in" fo:padding-right="0in" style:shadow="none" fo:margin-top="0.0416in" fo:margin-bottom="0in"/>
    </style:style>
    <style:style style:name="T15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T16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T17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T18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P19" style:parent-style-name="Titre2" style:family="paragraph">
      <style:paragraph-properties fo:border-top="none" fo:border-left="none" fo:border-bottom="0.0034in solid #EEEEEE" fo:border-right="none" fo:padding-top="0in" fo:padding-left="0in" fo:padding-bottom="0.0138in" fo:padding-right="0in" style:shadow="none" fo:margin-top="0.2in" fo:margin-bottom="0.1333in"/>
    </style:style>
    <style:style style:name="T20" style:parent-style-name="Policepardéfaut" style:family="text">
      <style:text-properties style:font-name="apple-system, BlinkMacSystemFon" fo:color="#333333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style:font-name="apple-system, BlinkMacSystemFon" fo:color="#333333" fo:font-size="12pt" style:font-size-asian="12pt" style:font-size-complex="12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style:font-name="apple-system, BlinkMacSystemFon" fo:color="#333333" fo:font-size="12pt" style:font-size-asian="12pt" style:font-size-complex="12pt"/>
    </style:style>
    <style:style style:name="T23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P24" style:parent-style-name="Titre2" style:family="paragraph">
      <style:paragraph-properties fo:border-top="none" fo:border-left="none" fo:border-bottom="0.0034in solid #EEEEEE" fo:border-right="none" fo:padding-top="0in" fo:padding-left="0in" fo:padding-bottom="0.0138in" fo:padding-right="0in" style:shadow="none" fo:margin-top="0.002in" fo:margin-bottom="0in"/>
    </style:style>
    <style:style style:name="T25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T26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T27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T28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T29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P30" style:parent-style-name="Titre2" style:family="paragraph">
      <style:paragraph-properties fo:border-top="none" fo:border-left="none" fo:border-bottom="0.0034in solid #EEEEEE" fo:border-right="none" fo:padding-top="0in" fo:padding-left="0in" fo:padding-bottom="0.0138in" fo:padding-right="0in" style:shadow="none" fo:margin-top="0.2in" fo:margin-bottom="0.1333in"/>
    </style:style>
    <style:style style:name="T31" style:parent-style-name="Policepardéfaut" style:family="text">
      <style:text-properties style:font-name="apple-system, BlinkMacSystemFon" fo:color="#333333" fo:font-size="12pt" style:font-size-asian="12pt" style:font-size-complex="12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font-name="apple-system, BlinkMacSystemFon" fo:color="#333333" fo:font-size="12pt" style:font-size-asian="12pt" style:font-size-complex="12pt"/>
    </style:style>
    <style:style style:name="T33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P34" style:parent-style-name="Titre2" style:family="paragraph">
      <style:paragraph-properties fo:border-top="none" fo:border-left="none" fo:border-bottom="0.0034in solid #EEEEEE" fo:border-right="none" fo:padding-top="0in" fo:padding-left="0in" fo:padding-bottom="0.0138in" fo:padding-right="0in" style:shadow="none" fo:margin-top="0.0812in" fo:margin-bottom="0.0145in"/>
    </style:style>
    <style:style style:name="T35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T36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T37" style:parent-style-name="Policepardéfaut" style:family="text">
      <style:text-properties style:font-name="apple-system, BlinkMacSystemFon" fo:font-weight="normal" style:font-weight-asian="normal" fo:color="#333333" fo:font-size="12pt" style:font-size-asian="12pt" style:font-size-complex="12pt"/>
    </style:style>
    <style:style style:name="T38" style:parent-style-name="StrongEmphasis" style:family="text">
      <style:text-properties style:font-name="apple-system, BlinkMacSystemFon" fo:color="#333333" fo:font-size="12pt" style:font-size-asian="12pt" style:font-size-complex="12pt"/>
    </style:style>
    <style:style style:name="T39" style:parent-style-name="StrongEmphasis" style:family="text">
      <style:text-properties style:font-name="apple-system, BlinkMacSystemFon" fo:color="#333333" fo:font-size="12pt" style:font-size-asian="12pt" style:font-size-complex="12pt"/>
    </style:style>
    <style:style style:name="T40" style:parent-style-name="StrongEmphasis" style:family="text">
      <style:text-properties style:font-name="apple-system, BlinkMacSystemFon" fo:color="#333333" fo:font-size="12pt" style:font-size-asian="12pt" style:font-size-complex="12pt"/>
    </style:style>
    <style:style style:name="P41" style:parent-style-name="Titre2" style:family="paragraph">
      <style:paragraph-properties fo:border-top="none" fo:border-left="none" fo:border-bottom="0.0034in solid #EEEEEE" fo:border-right="none" fo:padding-top="0in" fo:padding-left="0in" fo:padding-bottom="0.0138in" fo:padding-right="0in" style:shadow="none" fo:margin-top="0.2in" fo:margin-bottom="0.1333in"/>
    </style:style>
    <style:style style:name="T42" style:parent-style-name="Policepardéfaut" style:family="text">
      <style:text-properties style:font-name="apple-system, BlinkMacSystemFon" fo:color="#333333" fo:font-size="12pt" style:font-size-asian="12pt" style:font-size-complex="12pt"/>
    </style:style>
    <style:style style:name="P43" style:parent-style-name="Textbody" style:family="paragraph">
      <style:paragraph-properties fo:margin-bottom="0in" fo:line-height="100%"/>
    </style:style>
    <style:style style:name="T44" style:parent-style-name="StrongEmphasis" style:family="text">
      <style:text-properties style:font-name="apple-system, BlinkMacSystemFon" fo:color="#333333"/>
    </style:style>
    <style:style style:name="T45" style:parent-style-name="Policepardéfaut" style:family="text">
      <style:text-properties style:font-name="apple-system, BlinkMacSystemFon" fo:color="#333333"/>
    </style:style>
    <style:style style:name="T46" style:parent-style-name="Policepardéfaut" style:family="text">
      <style:text-properties style:font-name="apple-system, BlinkMacSystemFon" fo:color="#333333"/>
    </style:style>
    <style:style style:name="P47" style:parent-style-name="Textbody" style:family="paragraph">
      <style:paragraph-properties fo:margin-bottom="0in" fo:line-height="100%"/>
    </style:style>
    <style:style style:name="T48" style:parent-style-name="StrongEmphasis" style:family="text">
      <style:text-properties style:font-name="apple-system, BlinkMacSystemFon" fo:color="#333333"/>
    </style:style>
    <style:style style:name="T49" style:parent-style-name="Policepardéfaut" style:family="text">
      <style:text-properties style:font-name="apple-system, BlinkMacSystemFon" fo:color="#333333"/>
    </style:style>
    <style:style style:name="P50" style:parent-style-name="Textbody" style:family="paragraph">
      <style:paragraph-properties fo:margin-bottom="0in" fo:line-height="100%"/>
    </style:style>
    <style:style style:name="T51" style:parent-style-name="StrongEmphasis" style:family="text">
      <style:text-properties style:font-name="apple-system, BlinkMacSystemFon" fo:color="#333333"/>
    </style:style>
    <style:style style:name="T52" style:parent-style-name="Policepardéfaut" style:family="text">
      <style:text-properties style:font-name="apple-system, BlinkMacSystemFon" fo:color="#333333"/>
    </style:style>
    <style:style style:name="P53" style:parent-style-name="Textbody" style:family="paragraph">
      <style:paragraph-properties fo:margin-bottom="0in" fo:line-height="100%"/>
    </style:style>
    <style:style style:name="T54" style:parent-style-name="StrongEmphasis" style:family="text">
      <style:text-properties style:font-name="apple-system, BlinkMacSystemFon" fo:color="#333333"/>
    </style:style>
    <style:style style:name="T55" style:parent-style-name="Policepardéfaut" style:family="text">
      <style:text-properties style:font-name="apple-system, BlinkMacSystemFon" fo:color="#333333"/>
    </style:style>
    <style:style style:name="P56" style:parent-style-name="Textbody" style:family="paragraph">
      <style:paragraph-properties fo:margin-bottom="0in" fo:line-height="100%"/>
    </style:style>
    <style:style style:name="T57" style:parent-style-name="StrongEmphasis" style:family="text">
      <style:text-properties style:font-name="apple-system, BlinkMacSystemFon" fo:color="#333333"/>
    </style:style>
    <style:style style:name="T58" style:parent-style-name="Policepardéfaut" style:family="text">
      <style:text-properties style:font-name="apple-system, BlinkMacSystemFon" fo:color="#333333"/>
    </style:style>
    <style:style style:name="T59" style:parent-style-name="Policepardéfaut" style:family="text">
      <style:text-properties style:font-name="apple-system, BlinkMacSystemFon" fo:color="#333333"/>
    </style:style>
  </office:automatic-styles>
  <office:body>
    <office:text text:use-soft-page-breaks="true">
      <text:h text:style-name="P1" text:outline-level="1"><text:span text:style-name="T2">Game Stats</text:span></text:h>
      <text:p text:style-name="P3">Ci-dessous<text:s/>une description détaillée de la structure de données.</text:p>
      <text:h text:style-name="P4" text:outline-level="2"><text:bookmark-start text:name="user-content-le-tableaux-de-jeux"/><text:bookmark-end text:name="user-content-le-tableaux-de-jeux"/><text:span text:style-name="T5">Tableaux de jeux</text:span><text:span text:style-name="T6"> :<text:s/></text:span><text:span text:style-name="T7">dictionnaire de tuples (coordonnées)</text:span><text:span text:style-name="T8"><text:s/>renvoyant la liste de vaisseaux sur la case.</text:span></text:h>
      <text:h text:style-name="P9" text:outline-level="2"><text:bookmark-start text:name="user-content-les-vaisseaux-spatiaux"/><text:bookmark-end text:name="user-content-les-vaisseaux-spatiaux"/><text:span text:style-name="T10">Les vaisseaux spatiaux</text:span><text:span text:style-name="T11"> :<text:s/></text:span><text:span text:style-name="T12">dictionnaire</text:span><text:span text:style-name="T13"><text:s/>prenant en clé le nom du vaisseau.</text:span></text:h>
      <text:h text:style-name="P14" text:outline-level="2"><text:span text:style-name="T15">Les vaisseaux ont les paramètres</text:span><text:span text:style-name="T16"> :</text:span><text:span text:style-name="T17"><text:s/>type (str), heal_point (int), owner (str), direction (tuple)</text:span><text:span text:style-name="T18">, speed (int), position (tuple).</text:span></text:h>
      <text:h text:style-name="P19" text:outline-level="2"><text:bookmark-start text:name="user-content-les-models-de-vaisseaux-spa"/><text:bookmark-end text:name="user-content-les-models-de-vaisseaux-spa"/><text:span text:style-name="T20">Les modèles</text:span><text:span text:style-name="T21"><text:s/>de vaisseaux spatiaux</text:span><text:span text:style-name="T22"> :<text:s/></text:span><text:span text:style-name="T23">dictionnaire prenant en clé le nom du vaisseau.</text:span></text:h>
      <text:h text:style-name="P24" text:outline-level="2"><text:span text:style-name="T25">Un vaisseau</text:span><text:span text:style-name="T26"><text:s/>a les paramètres</text:span><text:span text:style-name="T27"> : icon(str</text:span><text:span text:style-name="T28">), max_speed (int), max_heal (int), damages<text:s/></text:span><text:span text:style-name="T29">(int), range (int), price (int).</text:span></text:h>
      <text:h text:style-name="P30" text:outline-level="2"><text:bookmark-start text:name="user-content-les-joueurs"/><text:bookmark-end text:name="user-content-les-joueurs"/><text:span text:style-name="T31">Les joueurs</text:span><text:span text:style-name="T32"> :<text:s/></text:span><text:span text:style-name="T33">dictionnaire prenant en clé le nom du joueur</text:span></text:h>
      <text:h text:style-name="P34" text:outline-level="2"><text:span text:style-name="T35">Un joueur a les paramètres</text:span><text:span text:style-name="T36"> :</text:span><text:span text:style-name="T37"><text:s/>money (int), nb_ship (int), type (str), color (str),<text:s/></text:span><text:span text:style-name="T38">ships_starti</text:span><text:span text:style-name="T39">ng_point/direction (str)</text:span><text:span text:style-name="T40">.</text:span></text:h>
      <text:h text:style-name="P41" text:outline-level="2"><text:bookmark-start text:name="user-content-les-autres-clés"/><text:bookmark-end text:name="user-content-les-autres-clés"/><text:span text:style-name="T42">Les autres clés.</text:span></text:h>
      <text:list text:style-name="LFO1" text:continue-numbering="true">
        <text:list-item>
          <text:p text:style-name="P43"><text:span text:style-name="T44">nb_round</text:span><text:span text:style-name="T45"> : nombre de round depuis la dernière attaque</text:span><text:span text:style-name="T46"><text:s/>(int).</text:span></text:p>
        </text:list-item>
        <text:list-item>
          <text:p text:style-name="P47"><text:span text:style-name="T48">max_nb_round</text:span><text:span text:style-name="T49"> : Nombre maximal de round sans dégât avant la fin de la partie (int).</text:span></text:p>
        </text:list-item>
        <text:list-item>
          <text:p text:style-name="P50"><text:span text:style-name="T51">board_size</text:span><text:span text:style-name="T52"> : Taille du plateau de jeu (tuple(int, int)).</text:span></text:p>
        </text:list-item>
        <text:list-item>
          <text:p text:style-name="P53"><text:span text:style-name="T54">pending_attacks</text:span><text:span text:style-name="T55"> : liste des attaques en cours (list(tuple)).</text:span></text:p>
        </text:list-item>
        <text:list-item>
          <text:p text:style-name="P56"><text:span text:style-name="T57">is_game_continue</text:span><text:span text:style-name="T58"> : défini si on doit continuer<text:s/></text:span><text:span text:style-name="T59">la boucle de jeu (bool).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Segoe UI Light" svg:font-family="Segoe UI Light" style:font-family-generic="swiss" style:font-pitch="variable" svg:panose-1="2 11 5 2 4 2 4 2 2 3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SimSun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as Van Bossuyt</dc:creator>
    <meta:creation-date>2017-02-16T09:51:00Z</meta:creation-date>
    <dc:date>2017-02-16T10:43:00Z</dc:date>
    <meta:template xlink:href="Normal.dotm" xlink:type="simple"/>
    <meta:editing-cycles>2</meta:editing-cycles>
    <meta:editing-duration>PT0S</meta:editing-duration>
    <meta:document-statistic meta:page-count="1" meta:paragraph-count="2" meta:word-count="170" meta:character-count="1107" meta:row-count="7" meta:non-whitespace-character-count="939"/>
  </office:meta>
</office:document-meta>
</file>